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noten 2 : ABSSensor</text:p>
      <text:p text:style-name="Standard">Knoten 1: Master Knoten für Messunge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9T17:57:37</meta:creation-date>
    <dc:date>2012-06-20T15:59:43</dc:date>
    <meta:editing-duration>PT2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2" meta:word-count="10" meta:character-count="57" meta:non-whitespace-character-count="49"/>
  </office:meta>
</office:document-meta>
</file>